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15.999cm" svg:height="8.999cm" svg:x="3.966cm" svg:y="7.483cm">
            <draw:object draw:notify-on-update-of-ranges="Feuille1.C9:Feuille1.C9 Feuille1.C10:Feuille1.C14 Feuille1.D9:Feuille1.D9 Feuille1.D10:Feuille1.D14 Feuille1.E9:Feuille1.E9 Feuille1.E10:Feuille1.E14 Feuille1.F9:Feuille1.F9 Feuille1.F10:Feuille1.F14 Feuille1.G9:Feuille1.G9 Feuille1.G10:Feuille1.G1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0.349cm" svg:y="7.537cm">
            <draw:object draw:notify-on-update-of-ranges="Feuille1.J10:Feuille1.J14 Feuille1.K10:Feuille1.K1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8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Amir</text:p>
          </table:table-cell>
          <table:table-cell office:value-type="string" calcext:value-type="string">
            <text:p>Mael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Laureen</text:p>
          </table:table-cell>
          <table:table-cell table:number-columns-repeated="3"/>
          <table:table-cell office:value-type="string" calcext:value-type="string">
            <text:p>heur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ding</text:p>
          </table:table-cell>
          <table:table-cell office:value-type="float" office:value="12600" calcext:value-type="float">
            <text:p>12600</text:p>
          </table:table-cell>
          <table:table-cell office:value-type="float" office:value="4333" calcext:value-type="float">
            <text:p>4333</text:p>
          </table:table-cell>
          <table:table-cell office:value-type="float" office:value="20930" calcext:value-type="float">
            <text:p>20930</text:p>
          </table:table-cell>
          <table:table-cell office:value-type="float" office:value="3304" calcext:value-type="float">
            <text:p>3304</text:p>
          </table:table-cell>
          <table:table-cell table:number-columns-repeated="2"/>
          <table:table-cell office:value-type="string" calcext:value-type="string">
            <text:p>Coding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pport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Rappor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ésentation 1 &amp; 2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Présentation 1 &amp; 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éunio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éunion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ocumentation interne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Documentation interne</text:p>
          </table:table-cell>
          <table:table-cell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5T19:23:06.773011596</meta:creation-date>
    <dc:date>2016-01-15T20:10:10.480926217</dc:date>
    <meta:editing-duration>PT1M21S</meta:editing-duration>
    <meta:editing-cycles>1</meta:editing-cycles>
    <meta:document-statistic meta:table-count="1" meta:cell-count="40" meta:object-count="2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fr" number:country="FR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00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001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legend chart:legend-position="end" svg:x="14.028cm" svg:y="3.454cm" style:legend-expansion="high" chart:style-name="ch2"/>
        <chart:plot-area chart:style-name="ch3" table:cell-range-address="Feuille1.C9:Feuille1.G14" chart:data-source-has-labels="both" svg:x="0.32cm" svg:y="0.18cm" svg:width="13.388cm" svg:height="8.64cm">
          <chartooo:coordinate-region svg:x="1.444cm" svg:y="0.379cm" svg:width="10.542cm" svg:height="7.794cm"/>
          <chart:axis chart:dimension="x" chart:name="primary-x" chart:style-name="ch4" chartooo:axis-type="auto">
            <chartooo:date-scale/>
            <chart:categories table:cell-range-address="Feuille1.C10:Feuille1.C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D10:Feuille1.D14" chart:label-cell-address="Feuille1.D9:Feuille1.D9" chart:class="chart:area">
            <chart:data-point chart:repeated="5"/>
          </chart:series>
          <chart:series chart:style-name="ch8" chart:values-cell-range-address="Feuille1.E10:Feuille1.E14" chart:label-cell-address="Feuille1.E9:Feuille1.E9" chart:class="chart:area">
            <chart:data-point chart:repeated="5"/>
          </chart:series>
          <chart:series chart:style-name="ch9" chart:values-cell-range-address="Feuille1.F10:Feuille1.F14" chart:label-cell-address="Feuille1.F9:Feuille1.F9" chart:class="chart:area">
            <chart:data-point chart:repeated="5"/>
          </chart:series>
          <chart:series chart:style-name="ch10" chart:values-cell-range-address="Feuille1.G10:Feuille1.G14" chart:label-cell-address="Feuille1.G9:Feuille1.G9" chart:class="chart:area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mir</text:p>
                <draw:g>
                  <svg:desc>Feuille1.D9:Feuille1.D9</svg:desc>
                </draw:g>
              </table:table-cell>
              <table:table-cell office:value-type="string">
                <text:p>Mael</text:p>
                <draw:g>
                  <svg:desc>Feuille1.E9:Feuille1.E9</svg:desc>
                </draw:g>
              </table:table-cell>
              <table:table-cell office:value-type="string">
                <text:p>Mathias</text:p>
                <draw:g>
                  <svg:desc>Feuille1.F9:Feuille1.F9</svg:desc>
                </draw:g>
              </table:table-cell>
              <table:table-cell office:value-type="string">
                <text:p>Laureen</text:p>
                <draw:g>
                  <svg:desc>Feuille1.G9:Feuille1.G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ding</text:p>
                <draw:g>
                  <svg:desc>Feuille1.C10:Feuille1.C14</svg:desc>
                </draw:g>
              </table:table-cell>
              <table:table-cell office:value-type="float" office:value="12600">
                <text:p>12600</text:p>
                <draw:g>
                  <svg:desc>Feuille1.D10:Feuille1.D14</svg:desc>
                </draw:g>
              </table:table-cell>
              <table:table-cell office:value-type="float" office:value="4333">
                <text:p>4333</text:p>
                <draw:g>
                  <svg:desc>Feuille1.E10:Feuille1.E14</svg:desc>
                </draw:g>
              </table:table-cell>
              <table:table-cell office:value-type="float" office:value="20930">
                <text:p>20930</text:p>
                <draw:g>
                  <svg:desc>Feuille1.F10:Feuille1.F14</svg:desc>
                </draw:g>
              </table:table-cell>
              <table:table-cell office:value-type="float" office:value="3304">
                <text:p>3304</text:p>
                <draw:g>
                  <svg:desc>Feuille1.G10:Feuille1.G14</svg:desc>
                </draw:g>
              </table:table-cell>
            </table:table-row>
            <table:table-row>
              <table:table-cell office:value-type="string">
                <text:p>Rapport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Présentation 1 &amp; 2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éunio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ocumentation interne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1.805cm" svg:y="3.205cm" style:legend-expansion="high" chart:style-name="ch2"/>
        <chart:plot-area chart:style-name="ch3" table:cell-range-address="Feuille1.J10:Feuille1.K14" chart:data-source-has-labels="column" svg:x="0.32cm" svg:y="0.18cm" svg:width="11.165cm" svg:height="8.64cm">
          <chartooo:coordinate-region svg:x="1.583cm" svg:y="0.181cm" svg:width="8.639cm" svg:height="8.639cm"/>
          <chart:axis chart:dimension="x" chart:name="primary-x" chart:style-name="ch4" chartooo:axis-type="auto">
            <chartooo:date-scale/>
            <chart:categories table:cell-range-address="Feuille1.J10:Feuille1.J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K10:Feuille1.K14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K</text:p>
              </table:table-cell>
            </table:table-row>
          </table:table-header-rows>
          <table:table-rows>
            <table:table-row>
              <table:table-cell office:value-type="string">
                <text:p>Coding</text:p>
                <draw:g>
                  <svg:desc>Feuille1.J10:Feuille1.J14</svg:desc>
                </draw:g>
              </table:table-cell>
              <table:table-cell office:value-type="float" office:value="120">
                <text:p>120</text:p>
                <draw:g>
                  <svg:desc>Feuille1.K10:Feuille1.K14</svg:desc>
                </draw:g>
              </table:table-cell>
            </table:table-row>
            <table:table-row>
              <table:table-cell office:value-type="string">
                <text:p>Rapport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Présentation 1 &amp; 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Réunion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Documentation interne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